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71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8mm" svg:height="90.04mm" svg:x="17.05mm" svg:y="77.83mm">
            <loext:p draw:notify-on-update-of-ranges="Arkusz1.A1:Arkusz1.A1 Arkusz1.A2:Arkusz1.A10 Arkusz1.B1:Arkusz1.B1 Arkusz1.B2:Arkusz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zas (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879764556884765" calcext:value-type="float">
            <text:p>8,7976455688476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85625457763672" calcext:value-type="float">
            <text:p>0,00028562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988960266113281" calcext:value-type="float">
            <text:p>0,00098896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423192977905273" calcext:value-type="float">
            <text:p>0,00423192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71027183532715" calcext:value-type="float">
            <text:p>0,01710271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72108268737793" calcext:value-type="float">
            <text:p>0,072108268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278419256210327" calcext:value-type="float">
            <text:p>0,278419256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.12921118736267" calcext:value-type="float">
            <text:p>1,129211187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4.49998474121094" calcext:value-type="float">
            <text:p>4,4999847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8:14:45.429748746</meta:creation-date>
    <dc:date>2017-11-06T18:30:33.594820141</dc:date>
    <meta:editing-duration>PT5M11S</meta:editing-duration>
    <meta:editing-cycles>2</meta:editing-cycles>
    <meta:generator>LibreOffice/5.1.6.2$Linux_X86_64 LibreOffice_project/1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plot-area chart:style-name="ch2" table:cell-range-address="Arkusz1.A1:Arkusz1.B10" chart:data-source-has-labels="both" svg:x="1.33cm" svg:y="0.18cm" svg:width="14.332cm" svg:height="7.664cm">
          <chartooo:coordinate-region svg:x="2.057cm" svg:y="0.38cm" svg:width="13.14cm" svg:height="6.817cm"/>
          <chart:axis chart:dimension="x" chart:name="primary-x" chart:style-name="ch3" chartooo:axis-type="auto">
            <chartooo:date-scale/>
            <chart:title svg:x="8.134cm" svg:y="8.024cm" chart:style-name="ch4">
              <text:p>Max</text:p>
            </chart:title>
            <chart:categories table:cell-range-address="Arkusz1.A2:Arkusz1.A10"/>
          </chart:axis>
          <chart:axis chart:dimension="y" chart:name="primary-y" chart:style-name="ch3">
            <chart:title svg:x="0.451cm" svg:y="4.665cm" chart:style-name="ch5">
              <text:p>Czas (s)</text:p>
            </chart:title>
            <chart:grid chart:style-name="ch6" chart:class="major"/>
          </chart:axis>
          <chart:series chart:style-name="ch7" chart:values-cell-range-address="Arkusz1.B2:Arkusz1.B10" chart:label-cell-address="Arkusz1.B1:Arkusz1.B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(s)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rkusz1.A2:Arkusz1.A10</svg:desc>
                </draw:g>
              </table:table-cell>
              <table:table-cell office:value-type="float" office:value="0.0000879764556884765">
                <text:p>0.0000879764556884765</text:p>
                <draw:g>
                  <svg:desc>Arkusz1.B2:Arkusz1.B1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285625457763672">
                <text:p>0.0002856254577636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988960266113281">
                <text:p>0.00098896026611328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423192977905273">
                <text:p>0.004231929779052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171027183532715">
                <text:p>0.017102718353271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72108268737793">
                <text:p>0.07210826873779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278419256210327">
                <text:p>0.27841925621032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.12921118736267">
                <text:p>1.1292111873626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4.49998474121094">
                <text:p>4.49998474121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